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20260" table:style-name="ce17">
            <text:p>820.260</text:p>
          </table:table-cell>
          <table:table-cell office:value-type="float" office:value="73300" table:style-name="ce18">
            <text:p>73.300</text:p>
          </table:table-cell>
          <table:table-cell office:value-type="float" office:value="303300" table:style-name="ce18">
            <text:p>303.300</text:p>
          </table:table-cell>
          <table:table-cell office:value-type="float" office:value="1196860" table:style-name="ce19">
            <text:p>1.196.860</text:p>
          </table:table-cell>
          <table:table-cell office:value-type="float" office:value="1000998" table:style-name="ce19">
            <text:p>1.000.998</text:p>
          </table:table-cell>
          <table:table-cell office:value-type="percentage" office:value="0.83635345821566431" table:style-name="ce20">
            <text:p>83,6%</text:p>
          </table:table-cell>
          <table:table-cell office:value-type="float" office:value="292741" table:style-name="ce17">
            <text:p>292.741</text:p>
          </table:table-cell>
          <table:table-cell office:value-type="date" office:date-value="2021-03-10T00:00:00" table:style-name="ce21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47735" table:style-name="ce22">
            <text:p>147.735</text:p>
          </table:table-cell>
          <table:table-cell office:value-type="float" office:value="12600" table:style-name="ce23">
            <text:p>12.600</text:p>
          </table:table-cell>
          <table:table-cell office:value-type="float" office:value="47600" table:style-name="ce23">
            <text:p>47.600</text:p>
          </table:table-cell>
          <table:table-cell office:value-type="float" office:value="207935" table:style-name="ce24">
            <text:p>207.935</text:p>
          </table:table-cell>
          <table:table-cell office:value-type="float" office:value="166351" table:style-name="ce24">
            <text:p>166.351</text:p>
          </table:table-cell>
          <table:table-cell office:value-type="percentage" office:value="0.80001442758554353" table:style-name="ce25">
            <text:p>80,0%</text:p>
          </table:table-cell>
          <table:table-cell office:value-type="float" office:value="53228" table:style-name="ce22">
            <text:p>53.228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44815" table:style-name="ce22">
            <text:p>144.815</text:p>
          </table:table-cell>
          <table:table-cell office:value-type="float" office:value="12700" table:style-name="ce23">
            <text:p>12.700</text:p>
          </table:table-cell>
          <table:table-cell office:value-type="float" office:value="36600" table:style-name="ce23">
            <text:p>36.600</text:p>
          </table:table-cell>
          <table:table-cell office:value-type="float" office:value="194115" table:style-name="ce24">
            <text:p>194.115</text:p>
          </table:table-cell>
          <table:table-cell office:value-type="float" office:value="145833" table:style-name="ce24">
            <text:p>145.833</text:p>
          </table:table-cell>
          <table:table-cell office:value-type="percentage" office:value="0.75127115369755038" table:style-name="ce25">
            <text:p>75,1%</text:p>
          </table:table-cell>
          <table:table-cell office:value-type="float" office:value="48210" table:style-name="ce22">
            <text:p>48.210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76410" table:style-name="ce22">
            <text:p>76.410</text:p>
          </table:table-cell>
          <table:table-cell office:value-type="float" office:value="6500" table:style-name="ce23">
            <text:p>6.500</text:p>
          </table:table-cell>
          <table:table-cell office:value-type="float" office:value="41900" table:style-name="ce23">
            <text:p>41.900</text:p>
          </table:table-cell>
          <table:table-cell office:value-type="float" office:value="124810" table:style-name="ce24">
            <text:p>124.810</text:p>
          </table:table-cell>
          <table:table-cell office:value-type="float" office:value="95435" table:style-name="ce24">
            <text:p>95.435</text:p>
          </table:table-cell>
          <table:table-cell office:value-type="percentage" office:value="0.7646422562294688" table:style-name="ce25">
            <text:p>76,5%</text:p>
          </table:table-cell>
          <table:table-cell office:value-type="float" office:value="26495" table:style-name="ce22">
            <text:p>26.495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67280" table:style-name="ce22">
            <text:p>167.280</text:p>
          </table:table-cell>
          <table:table-cell office:value-type="float" office:value="14300" table:style-name="ce23">
            <text:p>14.300</text:p>
          </table:table-cell>
          <table:table-cell office:value-type="float" office:value="78000" table:style-name="ce23">
            <text:p>78.000</text:p>
          </table:table-cell>
          <table:table-cell office:value-type="float" office:value="259580" table:style-name="ce24">
            <text:p>259.580</text:p>
          </table:table-cell>
          <table:table-cell office:value-type="float" office:value="194364" table:style-name="ce24">
            <text:p>194.364</text:p>
          </table:table-cell>
          <table:table-cell office:value-type="percentage" office:value="0.74876338700978506" table:style-name="ce25">
            <text:p>74,9%</text:p>
          </table:table-cell>
          <table:table-cell office:value-type="float" office:value="58482" table:style-name="ce22">
            <text:p>58.482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0935" table:style-name="ce22">
            <text:p>70.935</text:p>
          </table:table-cell>
          <table:table-cell office:value-type="float" office:value="5900" table:style-name="ce23">
            <text:p>5.900</text:p>
          </table:table-cell>
          <table:table-cell office:value-type="float" office:value="20800" table:style-name="ce23">
            <text:p>20.800</text:p>
          </table:table-cell>
          <table:table-cell office:value-type="float" office:value="97635" table:style-name="ce24">
            <text:p>97.635</text:p>
          </table:table-cell>
          <table:table-cell office:value-type="float" office:value="72537" table:style-name="ce24">
            <text:p>72.537</text:p>
          </table:table-cell>
          <table:table-cell office:value-type="percentage" office:value="0.74294054386234443" table:style-name="ce25">
            <text:p>74,3%</text:p>
          </table:table-cell>
          <table:table-cell office:value-type="float" office:value="22624" table:style-name="ce22">
            <text:p>22.624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324975" table:style-name="ce22">
            <text:p>324.975</text:p>
          </table:table-cell>
          <table:table-cell office:value-type="float" office:value="27300" table:style-name="ce23">
            <text:p>27.300</text:p>
          </table:table-cell>
          <table:table-cell office:value-type="float" office:value="85800" table:style-name="ce23">
            <text:p>85.800</text:p>
          </table:table-cell>
          <table:table-cell office:value-type="float" office:value="438075" table:style-name="ce24">
            <text:p>438.075</text:p>
          </table:table-cell>
          <table:table-cell office:value-type="float" office:value="339992" table:style-name="ce24">
            <text:p>339.992</text:p>
          </table:table-cell>
          <table:table-cell office:value-type="percentage" office:value="0.77610454830793818" table:style-name="ce25">
            <text:p>77,6%</text:p>
          </table:table-cell>
          <table:table-cell office:value-type="float" office:value="110038" table:style-name="ce22">
            <text:p>110.038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15145" table:style-name="ce22">
            <text:p>215.145</text:p>
          </table:table-cell>
          <table:table-cell office:value-type="float" office:value="18600" table:style-name="ce23">
            <text:p>18.600</text:p>
          </table:table-cell>
          <table:table-cell office:value-type="float" office:value="73300" table:style-name="ce23">
            <text:p>73.300</text:p>
          </table:table-cell>
          <table:table-cell office:value-type="float" office:value="307045" table:style-name="ce24">
            <text:p>307.045</text:p>
          </table:table-cell>
          <table:table-cell office:value-type="float" office:value="223931" table:style-name="ce24">
            <text:p>223.931</text:p>
          </table:table-cell>
          <table:table-cell office:value-type="percentage" office:value="0.7293100359882102" table:style-name="ce25">
            <text:p>72,9%</text:p>
          </table:table-cell>
          <table:table-cell office:value-type="float" office:value="76016" table:style-name="ce22">
            <text:p>76.016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735380" table:style-name="ce22">
            <text:p>735.380</text:p>
          </table:table-cell>
          <table:table-cell office:value-type="float" office:value="63400" table:style-name="ce23">
            <text:p>63.400</text:p>
          </table:table-cell>
          <table:table-cell office:value-type="float" office:value="278900" table:style-name="ce23">
            <text:p>278.900</text:p>
          </table:table-cell>
          <table:table-cell office:value-type="float" office:value="1077680" table:style-name="ce24">
            <text:p>1.077.680</text:p>
          </table:table-cell>
          <table:table-cell office:value-type="float" office:value="835931" table:style-name="ce24">
            <text:p>835.931</text:p>
          </table:table-cell>
          <table:table-cell office:value-type="percentage" office:value="0.77567645312152034" table:style-name="ce25">
            <text:p>77,6%</text:p>
          </table:table-cell>
          <table:table-cell office:value-type="float" office:value="218613" table:style-name="ce22">
            <text:p>218.613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95650" table:style-name="ce22">
            <text:p>395.650</text:p>
          </table:table-cell>
          <table:table-cell office:value-type="float" office:value="31700" table:style-name="ce23">
            <text:p>31.700</text:p>
          </table:table-cell>
          <table:table-cell office:value-type="float" office:value="181300" table:style-name="ce23">
            <text:p>181.300</text:p>
          </table:table-cell>
          <table:table-cell office:value-type="float" office:value="608650" table:style-name="ce24">
            <text:p>608.650</text:p>
          </table:table-cell>
          <table:table-cell office:value-type="float" office:value="448396" table:style-name="ce24">
            <text:p>448.396</text:p>
          </table:table-cell>
          <table:table-cell office:value-type="percentage" office:value="0.73670582436539889" table:style-name="ce25">
            <text:p>73,7%</text:p>
          </table:table-cell>
          <table:table-cell office:value-type="float" office:value="130387" table:style-name="ce22">
            <text:p>130.387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9365" table:style-name="ce22">
            <text:p>129.365</text:p>
          </table:table-cell>
          <table:table-cell office:value-type="float" office:value="10900" table:style-name="ce23">
            <text:p>10.900</text:p>
          </table:table-cell>
          <table:table-cell office:value-type="float" office:value="38100" table:style-name="ce23">
            <text:p>38.100</text:p>
          </table:table-cell>
          <table:table-cell office:value-type="float" office:value="178365" table:style-name="ce24">
            <text:p>178.365</text:p>
          </table:table-cell>
          <table:table-cell office:value-type="float" office:value="140186" table:style-name="ce24">
            <text:p>140.186</text:p>
          </table:table-cell>
          <table:table-cell office:value-type="percentage" office:value="0.7859501583830909" table:style-name="ce25">
            <text:p>78,6%</text:p>
          </table:table-cell>
          <table:table-cell office:value-type="float" office:value="48662" table:style-name="ce22">
            <text:p>48.662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68045" table:style-name="ce22">
            <text:p>268.045</text:p>
          </table:table-cell>
          <table:table-cell office:value-type="float" office:value="19900" table:style-name="ce23">
            <text:p>19.900</text:p>
          </table:table-cell>
          <table:table-cell office:value-type="float" office:value="96900" table:style-name="ce23">
            <text:p>96.900</text:p>
          </table:table-cell>
          <table:table-cell office:value-type="float" office:value="384845" table:style-name="ce24">
            <text:p>384.845</text:p>
          </table:table-cell>
          <table:table-cell office:value-type="float" office:value="299544" table:style-name="ce24">
            <text:p>299.544</text:p>
          </table:table-cell>
          <table:table-cell office:value-type="percentage" office:value="0.77834972521404722" table:style-name="ce25">
            <text:p>77,8%</text:p>
          </table:table-cell>
          <table:table-cell office:value-type="float" office:value="79330" table:style-name="ce22">
            <text:p>79.330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6335" table:style-name="ce22">
            <text:p>36.335</text:p>
          </table:table-cell>
          <table:table-cell office:value-type="float" office:value="2700" table:style-name="ce23">
            <text:p>2.700</text:p>
          </table:table-cell>
          <table:table-cell office:value-type="float" office:value="11400" table:style-name="ce23">
            <text:p>11.400</text:p>
          </table:table-cell>
          <table:table-cell office:value-type="float" office:value="50435" table:style-name="ce24">
            <text:p>50.435</text:p>
          </table:table-cell>
          <table:table-cell office:value-type="float" office:value="40431" table:style-name="ce24">
            <text:p>40.431</text:p>
          </table:table-cell>
          <table:table-cell office:value-type="percentage" office:value="0.80164568256171309" table:style-name="ce25">
            <text:p>80,2%</text:p>
          </table:table-cell>
          <table:table-cell office:value-type="float" office:value="12357" table:style-name="ce22">
            <text:p>12.357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8965" table:style-name="ce22">
            <text:p>598.965</text:p>
          </table:table-cell>
          <table:table-cell office:value-type="float" office:value="51300" table:style-name="ce23">
            <text:p>51.300</text:p>
          </table:table-cell>
          <table:table-cell office:value-type="float" office:value="243100" table:style-name="ce23">
            <text:p>243.100</text:p>
          </table:table-cell>
          <table:table-cell office:value-type="float" office:value="893365" table:style-name="ce24">
            <text:p>893.365</text:p>
          </table:table-cell>
          <table:table-cell office:value-type="float" office:value="720674" table:style-name="ce24">
            <text:p>720.674</text:p>
          </table:table-cell>
          <table:table-cell office:value-type="percentage" office:value="0.80669603129739809" table:style-name="ce25">
            <text:p>80,7%</text:p>
          </table:table-cell>
          <table:table-cell office:value-type="float" office:value="186482" table:style-name="ce22">
            <text:p>186.482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48145" table:style-name="ce22">
            <text:p>148.145</text:p>
          </table:table-cell>
          <table:table-cell office:value-type="float" office:value="13400" table:style-name="ce23">
            <text:p>13.400</text:p>
          </table:table-cell>
          <table:table-cell office:value-type="float" office:value="54100" table:style-name="ce23">
            <text:p>54.100</text:p>
          </table:table-cell>
          <table:table-cell office:value-type="float" office:value="215645" table:style-name="ce24">
            <text:p>215.645</text:p>
          </table:table-cell>
          <table:table-cell office:value-type="float" office:value="156345" table:style-name="ce24">
            <text:p>156.345</text:p>
          </table:table-cell>
          <table:table-cell office:value-type="percentage" office:value="0.72501101347121422" table:style-name="ce25">
            <text:p>72,5%</text:p>
          </table:table-cell>
          <table:table-cell office:value-type="float" office:value="52332" table:style-name="ce22">
            <text:p>52.332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9765" table:style-name="ce22">
            <text:p>69.765</text:p>
          </table:table-cell>
          <table:table-cell office:value-type="float" office:value="5900" table:style-name="ce23">
            <text:p>5.900</text:p>
          </table:table-cell>
          <table:table-cell office:value-type="float" office:value="23600" table:style-name="ce23">
            <text:p>23.600</text:p>
          </table:table-cell>
          <table:table-cell office:value-type="float" office:value="99265" table:style-name="ce24">
            <text:p>99.265</text:p>
          </table:table-cell>
          <table:table-cell office:value-type="float" office:value="75059" table:style-name="ce24">
            <text:p>75.059</text:p>
          </table:table-cell>
          <table:table-cell office:value-type="percentage" office:value="0.75614768548833933" table:style-name="ce25">
            <text:p>75,6%</text:p>
          </table:table-cell>
          <table:table-cell office:value-type="float" office:value="24831" table:style-name="ce22">
            <text:p>24.831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08080" table:style-name="ce22">
            <text:p>208.080</text:p>
          </table:table-cell>
          <table:table-cell office:value-type="float" office:value="16000" table:style-name="ce23">
            <text:p>16.000</text:p>
          </table:table-cell>
          <table:table-cell office:value-type="float" office:value="79600" table:style-name="ce23">
            <text:p>79.600</text:p>
          </table:table-cell>
          <table:table-cell office:value-type="float" office:value="303680" table:style-name="ce24">
            <text:p>303.680</text:p>
          </table:table-cell>
          <table:table-cell office:value-type="float" office:value="200677" table:style-name="ce24">
            <text:p>200.677</text:p>
          </table:table-cell>
          <table:table-cell office:value-type="percentage" office:value="0.66081730769230773" table:style-name="ce25">
            <text:p>66,1%</text:p>
          </table:table-cell>
          <table:table-cell office:value-type="float" office:value="57875" table:style-name="ce22">
            <text:p>57.875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3100" table:style-name="ce23">
            <text:p>3.100</text:p>
          </table:table-cell>
          <table:table-cell office:value-type="float" office:value="9190" table:style-name="ce24">
            <text:p>9.190</text:p>
          </table:table-cell>
          <table:table-cell office:value-type="float" office:value="8571" table:style-name="ce24">
            <text:p>8.571</text:p>
          </table:table-cell>
          <table:table-cell office:value-type="percentage" office:value="0.93264417845484227" table:style-name="ce25">
            <text:p>93,3%</text:p>
          </table:table-cell>
          <table:table-cell office:value-type="float" office:value="2533" table:style-name="ce22">
            <text:p>2.533</text:p>
          </table:table-cell>
          <table:table-cell office:value-type="date" office:date-value="2021-03-10T00:00:00" table:style-name="ce26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3100" table:style-name="ce23">
            <text:p>3.100</text:p>
          </table:table-cell>
          <table:table-cell office:value-type="float" office:value="8020" table:style-name="ce24">
            <text:p>8.020</text:p>
          </table:table-cell>
          <table:table-cell office:value-type="float" office:value="6851" table:style-name="ce24">
            <text:p>6.851</text:p>
          </table:table-cell>
          <table:table-cell office:value-type="percentage" office:value="0.85423940149625932" table:style-name="ce25">
            <text:p>85,4%</text:p>
          </table:table-cell>
          <table:table-cell office:value-type="float" office:value="2022" table:style-name="ce22">
            <text:p>2.022</text:p>
          </table:table-cell>
          <table:table-cell office:value-type="date" office:date-value="2021-03-10T00:00:00" table:style-name="ce27">
            <text:p>10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567095" table:style-name="ce28">
            <text:p>4.567.095</text:p>
          </table:table-cell>
          <table:table-cell office:value-type="float" office:value="387600" table:style-name="ce29">
            <text:p>387.600</text:p>
          </table:table-cell>
          <table:table-cell office:value-type="float" office:value="1700500" table:style-name="ce30">
            <text:p>1.700.500</text:p>
          </table:table-cell>
          <table:table-cell office:value-type="float" office:value="6655195" table:style-name="ce31">
            <text:p>6.655.195</text:p>
          </table:table-cell>
          <table:table-cell office:value-type="float" office:value="5172106" table:style-name="ce31">
            <text:p>5.172.106</text:p>
          </table:table-cell>
          <table:table-cell office:value-type="percentage" office:value="0.77715318634540387" table:style-name="ce32">
            <text:p>77,7%</text:p>
          </table:table-cell>
          <table:table-cell office:value-type="float" office:value="1503258" table:style-name="ce31">
            <text:p>1.503.258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9936" table:style-name="ce7">
            <text:p>39.936</text:p>
          </table:table-cell>
          <table:table-cell office:value-type="float" office:value="37756" table:style-name="ce7">
            <text:p>37.756</text:p>
          </table:table-cell>
          <table:table-cell office:value-type="percentage" office:value="0.95882451801877511" table:style-name="ce8">
            <text:p>95,9%</text:p>
          </table:table-cell>
          <table:table-cell office:value-type="percentage" office:value="0.90648483829920046" table:style-name="ce8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627" table:style-name="ce10">
            <text:p>17.627</text:p>
          </table:table-cell>
          <table:table-cell office:value-type="float" office:value="16555" table:style-name="ce10">
            <text:p>16.555</text:p>
          </table:table-cell>
          <table:table-cell office:value-type="percentage" office:value="0.98883653090990686" table:style-name="ce11">
            <text:p>98,9%</text:p>
          </table:table-cell>
          <table:table-cell office:value-type="percentage" office:value="0.92869965219342532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11" table:style-name="ce10">
            <text:p>11.411</text:p>
          </table:table-cell>
          <table:table-cell office:value-type="float" office:value="10953" table:style-name="ce10">
            <text:p>10.953</text:p>
          </table:table-cell>
          <table:table-cell office:value-type="percentage" office:value="0.95505523937060599" table:style-name="ce11">
            <text:p>95,5%</text:p>
          </table:table-cell>
          <table:table-cell office:value-type="percentage" office:value="0.91672246401071311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033" table:style-name="ce10">
            <text:p>5.033</text:p>
          </table:table-cell>
          <table:table-cell office:value-type="float" office:value="4684" table:style-name="ce10">
            <text:p>4.684</text:p>
          </table:table-cell>
          <table:table-cell office:value-type="percentage" office:value="0.91575691411935956" table:style-name="ce11">
            <text:p>91,6%</text:p>
          </table:table-cell>
          <table:table-cell office:value-type="percentage" office:value="0.8522561863173217" table:style-name="ce11">
            <text:p>85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230" table:style-name="ce9">
            <text:p>10.230</text:p>
          </table:table-cell>
          <table:table-cell office:value-type="float" office:value="10230" table:style-name="ce10">
            <text:p>10.230</text:p>
          </table:table-cell>
          <table:table-cell office:value-type="float" office:value="8551" table:style-name="ce10">
            <text:p>8.55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3587487781036163" table:style-name="ce11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664" table:style-name="ce10">
            <text:p>6.664</text:p>
          </table:table-cell>
          <table:table-cell office:value-type="float" office:value="5997" table:style-name="ce10">
            <text:p>5.997</text:p>
          </table:table-cell>
          <table:table-cell office:value-type="percentage" office:value="0.96314496314496312" table:style-name="ce11">
            <text:p>96,3%</text:p>
          </table:table-cell>
          <table:table-cell office:value-type="percentage" office:value="0.86674374909669027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5089" table:style-name="ce10">
            <text:p>45.089</text:p>
          </table:table-cell>
          <table:table-cell office:value-type="float" office:value="42471" table:style-name="ce10">
            <text:p>42.471</text:p>
          </table:table-cell>
          <table:table-cell office:value-type="percentage" office:value="0.93652508048603178" table:style-name="ce11">
            <text:p>93,7%</text:p>
          </table:table-cell>
          <table:table-cell office:value-type="percentage" office:value="0.88214767888669643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0322" table:style-name="ce9">
            <text:p>70.322</text:p>
          </table:table-cell>
          <table:table-cell office:value-type="float" office:value="69646" table:style-name="ce10">
            <text:p>69.646</text:p>
          </table:table-cell>
          <table:table-cell office:value-type="float" office:value="56688" table:style-name="ce10">
            <text:p>56.688</text:p>
          </table:table-cell>
          <table:table-cell office:value-type="percentage" office:value="0.9903870765905407" table:style-name="ce11">
            <text:p>99,0%</text:p>
          </table:table-cell>
          <table:table-cell office:value-type="percentage" office:value="0.80612041750803443" table:style-name="ce11">
            <text:p>8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409" table:style-name="ce10">
            <text:p>28.409</text:p>
          </table:table-cell>
          <table:table-cell office:value-type="float" office:value="24739" table:style-name="ce10">
            <text:p>24.739</text:p>
          </table:table-cell>
          <table:table-cell office:value-type="percentage" office:value="0.99332167832167828" table:style-name="ce11">
            <text:p>99,3%</text:p>
          </table:table-cell>
          <table:table-cell office:value-type="percentage" office:value="0.86499999999999999" table:style-name="ce11">
            <text:p>86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43" table:style-name="ce10">
            <text:p>14.343</text:p>
          </table:table-cell>
          <table:table-cell office:value-type="float" office:value="13337" table:style-name="ce10">
            <text:p>13.337</text:p>
          </table:table-cell>
          <table:table-cell office:value-type="percentage" office:value="0.94200709313017206" table:style-name="ce11">
            <text:p>94,2%</text:p>
          </table:table-cell>
          <table:table-cell office:value-type="percentage" office:value="0.87593589911992642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220" table:style-name="ce10">
            <text:p>22.220</text:p>
          </table:table-cell>
          <table:table-cell office:value-type="float" office:value="20555" table:style-name="ce10">
            <text:p>20.555</text:p>
          </table:table-cell>
          <table:table-cell office:value-type="percentage" office:value="0.9821428571428571" table:style-name="ce11">
            <text:p>98,2%</text:p>
          </table:table-cell>
          <table:table-cell office:value-type="percentage" office:value="0.90854844413012725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75" table:style-name="ce10">
            <text:p>3.275</text:p>
          </table:table-cell>
          <table:table-cell office:value-type="float" office:value="3127" table:style-name="ce10">
            <text:p>3.127</text:p>
          </table:table-cell>
          <table:table-cell office:value-type="percentage" office:value="0.99634925463948887" table:style-name="ce11">
            <text:p>99,6%</text:p>
          </table:table-cell>
          <table:table-cell office:value-type="percentage" office:value="0.95132339519318532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6956" table:style-name="ce9">
            <text:p>46.956</text:p>
          </table:table-cell>
          <table:table-cell office:value-type="float" office:value="46533" table:style-name="ce10">
            <text:p>46.533</text:p>
          </table:table-cell>
          <table:table-cell office:value-type="float" office:value="41353" table:style-name="ce10">
            <text:p>41.353</text:p>
          </table:table-cell>
          <table:table-cell office:value-type="percentage" office:value="0.99099156657296195" table:style-name="ce11">
            <text:p>99,1%</text:p>
          </table:table-cell>
          <table:table-cell office:value-type="percentage" office:value="0.88067552602436328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076" table:style-name="ce10">
            <text:p>11.076</text:p>
          </table:table-cell>
          <table:table-cell office:value-type="float" office:value="9859" table:style-name="ce10">
            <text:p>9.859</text:p>
          </table:table-cell>
          <table:table-cell office:value-type="percentage" office:value="0.9319310054690787" table:style-name="ce11">
            <text:p>93,2%</text:p>
          </table:table-cell>
          <table:table-cell office:value-type="percentage" office:value="0.82953302482120317" table:style-name="ce11">
            <text:p>8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23" table:style-name="ce10">
            <text:p>7.923</text:p>
          </table:table-cell>
          <table:table-cell office:value-type="float" office:value="7596" table:style-name="ce10">
            <text:p>7.596</text:p>
          </table:table-cell>
          <table:table-cell office:value-type="percentage" office:value="0.94965839626033799" table:style-name="ce11">
            <text:p>95,0%</text:p>
          </table:table-cell>
          <table:table-cell office:value-type="percentage" office:value="0.91046386192017259" table:style-name="ce11">
            <text:p>91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4" table:style-name="ce10">
            <text:p>304</text:p>
          </table:table-cell>
          <table:table-cell office:value-type="float" office:value="263" table:style-name="ce10">
            <text:p>263</text:p>
          </table:table-cell>
          <table:table-cell office:value-type="percentage" office:value="0.96507936507936509" table:style-name="ce11">
            <text:p>96,5%</text:p>
          </table:table-cell>
          <table:table-cell office:value-type="percentage" office:value="0.83492063492063495" table:style-name="ce11">
            <text:p>83,5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3942" table:formula="of:=SUM([.B2:.B20])" table:style-name="ce12">
            <text:p>393.942</text:p>
          </table:table-cell>
          <table:table-cell office:value-type="float" office:value="383575" table:formula="of:=SUM([.C2:.C20])" table:style-name="ce12">
            <text:p>383.575</text:p>
          </table:table-cell>
          <table:table-cell office:value-type="float" office:value="343781" table:formula="of:=SUM([.D2:.D20])" table:style-name="ce12">
            <text:p>343.781</text:p>
          </table:table-cell>
          <table:table-cell office:value-type="percentage" office:value="0.97368394332160568" table:formula="of:=[.C21]/[.B21]" table:style-name="ce13">
            <text:p>97,4%</text:p>
          </table:table-cell>
          <table:table-cell office:value-type="percentage" office:value="0.87266907311228559" table:formula="of:=[.D21]/[.B21]" table:style-name="ce13">
            <text:p>87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11T15:52:42Z</dc:date>
  </office:meta>
</office:document-meta>
</file>